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bottom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342cm" svg:height="1.115cm" svg:x="2.7cm" svg:y="0.901cm">
          <draw:text-box>
            <text:p text:style-name="P1"><text:span text:style-name="T1">Working Files</text:span></text:p>
            <text:p text:style-name="P1"><text:span text:style-name="T1">(what we actually see)</text:span></text:p>
          </draw:text-box>
        </draw:frame>
        <draw:frame draw:style-name="gr1" draw:text-style-name="P2" draw:layer="layout" svg:width="3.52cm" svg:height="1.115cm" svg:x="7.7cm" svg:y="0.901cm">
          <draw:text-box>
            <text:p text:style-name="P1"><text:span text:style-name="T1">Staging Area</text:span></text:p>
            <text:p text:style-name="P1"><text:span text:style-name="T1">(ready to commit)</text:span></text:p>
          </draw:text-box>
        </draw:frame>
        <draw:frame draw:style-name="gr1" draw:text-style-name="P2" draw:layer="layout" svg:width="4.016cm" svg:height="1.115cm" svg:x="12.1cm" svg:y="0.901cm">
          <draw:text-box>
            <text:p text:style-name="P1"><text:span text:style-name="T1">Repository</text:span></text:p>
            <text:p text:style-name="P1"><text:span text:style-name="T1">(permanent storage)</text:span></text:p>
          </draw:text-box>
        </draw:frame>
        <draw:custom-shape draw:style-name="gr2" draw:text-style-name="P2" draw:layer="layout" svg:width="1.4cm" svg:height="1.8cm" svg:x="4.171cm" svg:y="2.25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1.4cm" svg:height="1.8cm" svg:x="4.171cm" svg:y="4.551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2" draw:layer="layout" svg:width="1.776cm" svg:height="0.683cm" svg:x="0.8cm" svg:y="2.809cm">
          <draw:text-box>
            <text:p text:style-name="P1"><text:span text:style-name="T1">intro.txt</text:span></text:p>
          </draw:text-box>
        </draw:frame>
        <draw:frame draw:style-name="gr1" draw:text-style-name="P2" draw:layer="layout" svg:width="2.509cm" svg:height="0.683cm" svg:x="0.8cm" svg:y="5.11cm">
          <draw:text-box>
            <text:p text:style-name="P1"><text:span text:style-name="T1">methods.txt</text:span></text:p>
          </draw:text-box>
        </draw:frame>
        <draw:custom-shape draw:style-name="gr3" draw:text-style-name="P2" draw:layer="layout" svg:width="1.4cm" svg:height="1.8cm" svg:x="4.171cm" svg:y="6.8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2" draw:layer="layout" svg:width="2.161cm" svg:height="0.683cm" svg:x="0.8cm" svg:y="7.41cm">
          <draw:text-box>
            <text:p text:style-name="P1"><text:span text:style-name="T1">results.txt</text:span></text:p>
          </draw:text-box>
        </draw:frame>
        <draw:custom-shape draw:style-name="gr3" draw:text-style-name="P2" draw:layer="layout" svg:width="1.4cm" svg:height="1.8cm" svg:x="4.171cm" svg:y="9.1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2" draw:layer="layout" svg:width="2.852cm" svg:height="0.683cm" svg:x="0.8cm" svg:y="9.71cm">
          <draw:text-box>
            <text:p text:style-name="P1"><text:span text:style-name="T1">conclusion.txt</text:span></text:p>
          </draw:text-box>
        </draw:frame>
        <draw:custom-shape draw:style-name="gr3" draw:text-style-name="P2" draw:layer="layout" svg:width="1.4cm" svg:height="1.8cm" svg:x="8.871cm" svg:y="4.5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1.4cm" svg:height="1.8cm" svg:x="8.871cm" svg:y="6.8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1.4cm" svg:height="1.8cm" svg:x="13.571cm" svg:y="4.5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1.4cm" svg:height="1.8cm" svg:x="13.571cm" svg:y="6.8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2cm" svg:height="1.1cm" svg:x="6.3cm" svg:y="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.666cm" svg:height="0.683cm" svg:x="6.467cm" svg:y="5.311cm">
          <draw:text-box>
            <text:p text:style-name="P1"><text:span text:style-name="T1">git add</text:span></text:p>
          </draw:text-box>
        </draw:frame>
        <draw:custom-shape draw:style-name="gr3" draw:text-style-name="P1" draw:layer="layout" svg:width="2cm" svg:height="1.1cm" svg:x="11.019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2.272cm" svg:height="0.683cm" svg:x="10.883cm" svg:y="5.312cm">
          <draw:text-box>
            <text:p text:style-name="P1"><text:span text:style-name="T1">git comm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04T05:39:40</dc:date>
    <meta:editing-duration>P0D</meta:editing-duration>
    <meta:editing-cycles>2</meta:editing-cycles>
    <meta:generator>LibreOffice/4.0.4.2$MacOSX_x86 LibreOffice_project/9e9821abd0ffdbc09cd8c52eaa574fa09eb08f2</meta:generator>
    <meta:document-statistic meta:object-count="19"/>
  </office:meta>
</office:document-meta>
</file>